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 draw:shadow="hidden" draw:shadow-offset-x="0.1cm" draw:shadow-offset-y="0.1cm"/>
    </style:style>
    <style:style style:name="gr2" style:family="graphic" style:parent-style-name="standard">
      <style:graphic-properties draw:fill="solid" draw:fill-color="#0099ff" draw:textarea-horizontal-align="center" draw:textarea-vertical-align="middle" draw:shadow="hidden" draw:shadow-offset-x="0.1cm" draw:shadow-offset-y="0.1cm"/>
    </style:style>
    <style:style style:name="gr3" style:family="graphic" style:parent-style-name="objectwithoutfill">
      <style:graphic-properties svg:stroke-width="0cm" draw:fill="solid" draw:fill-color="#a673d9" draw:textarea-horizontal-align="center" draw:textarea-vertical-align="middle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853cm" fo:min-width="1.369cm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3deb3d" draw:textarea-horizontal-align="justify" draw:textarea-vertical-align="middle" draw:auto-grow-height="false" draw:shadow="hidden" draw:shadow-offset-x="0.1cm" draw:shadow-offset-y="0.1cm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6pt" style:font-size-asian="6pt" style:font-size-complex="6pt"/>
    </style:style>
    <style:style style:name="P4" style:family="paragraph">
      <style:text-properties fo:font-family="Arial" style:font-family-generic="swiss" style:font-pitch="variable" fo:font-size="7pt" style:font-size-asian="7pt" style:font-size-complex="7pt"/>
    </style:style>
    <style:style style:name="P5" style:family="paragraph">
      <style:text-properties fo:font-family="Arial" style:font-family-generic="swiss" style:font-pitch="variable" fo:font-size="6pt" style:font-size-asian="6pt" style:font-size-complex="6pt"/>
    </style:style>
    <style:style style:name="T1" style:family="text">
      <style:text-properties fo:font-family="Arial" style:font-family-generic="swiss" style:font-pitch="variable" fo:font-size="6pt" style:font-size-asian="6pt" style:font-size-complex="6pt"/>
    </style:style>
    <style:style style:name="T2" style:family="text">
      <style:text-properties fo:font-family="Arial" style:font-family-generic="swiss" style:font-pitch="variable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5.707cm" svg:height="17.033cm" svg:x="1.653cm" svg:y="1.938cm" draw:corner-radius="0.339cm">
          <text:p text:style-name="P2"/>
        </draw:rect>
        <draw:rect draw:style-name="gr2" draw:text-style-name="P1" draw:layer="layout" svg:width="9.281cm" svg:height="6.84cm" svg:x="8.461cm" svg:y="2.66cm" draw:corner-radius="0.5cm">
          <text:p text:style-name="P2"/>
        </draw:rect>
        <draw:rect draw:style-name="gr1" draw:text-style-name="P1" draw:layer="layout" svg:width="5.677cm" svg:height="5.062cm" svg:x="10.202cm" svg:y="3.532cm" draw:corner-radius="0.339cm">
          <text:p text:style-name="P2"/>
        </draw:rect>
        <draw:rect draw:style-name="gr2" draw:text-style-name="P1" draw:layer="layout" svg:width="3.025cm" svg:height="3.18cm" svg:x="11.592cm" svg:y="4.604cm" draw:corner-radius="0.5cm">
          <text:p text:style-name="P2"/>
        </draw:rect>
        <draw:polygon draw:style-name="gr3" draw:text-style-name="P1" draw:layer="layout" svg:width="1.848cm" svg:height="0.999cm" svg:x="13.379cm" svg:y="6.104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13.679cm" svg:y="6.095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frame draw:style-name="gr5" draw:text-style-name="P4" draw:layer="layout" svg:width="3.338cm" svg:height="0.53cm" svg:x="11.466cm" svg:y="5.095cm">
          <draw:text-box>
            <text:p text:style-name="P2"><text:span text:style-name="T2">TestClient_0002TestClient</text:span></text:p>
          </draw:text-box>
        </draw:frame>
        <draw:custom-shape draw:style-name="gr6" draw:text-style-name="P1" draw:layer="layout" svg:width="1.812cm" svg:height="1cm" svg:x="11.067cm" svg:y="6.104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476cm" svg:height="0.735cm" svg:x="11.403cm" svg:y="6.209cm">
          <draw:text-box>
            <text:p text:style-name="P2"><text:span text:style-name="T1">Test</text:span></text:p>
            <text:p text:style-name="P2"><text:span text:style-name="T1">Invocation</text:span></text:p>
          </draw:text-box>
        </draw:frame>
        <draw:custom-shape draw:style-name="gr7" draw:text-style-name="P1" draw:layer="layout" svg:width="1.176cm" svg:height="0.639cm" svg:x="12.535cm" svg:y="4.298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404cm" svg:height="0.493cm" svg:x="12.435cm" svg:y="4.298cm">
          <draw:text-box>
            <text:p text:style-name="P2"><text:span text:style-name="T1">testName</text:span></text:p>
          </draw:text-box>
        </draw:frame>
        <draw:custom-shape draw:style-name="gr7" draw:text-style-name="P1" draw:layer="layout" svg:width="1.176cm" svg:height="0.639cm" svg:x="12.535cm" svg:y="3.274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404cm" svg:height="0.493cm" svg:x="12.435cm" svg:y="3.274cm">
          <draw:text-box>
            <text:p text:style-name="P2"><text:span text:style-name="T1">testName</text:span></text:p>
          </draw:text-box>
        </draw:frame>
        <draw:custom-shape draw:style-name="gr6" draw:text-style-name="P1" draw:layer="layout" svg:width="1.812cm" svg:height="1cm" svg:x="9.255cm" svg:y="6.104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476cm" svg:height="0.735cm" svg:x="9.591cm" svg:y="6.209cm">
          <draw:text-box>
            <text:p text:style-name="P2"><text:span text:style-name="T1">Test</text:span></text:p>
            <text:p text:style-name="P2"><text:span text:style-name="T1">Invocation</text:span></text:p>
          </draw:text-box>
        </draw:frame>
        <draw:polygon draw:style-name="gr3" draw:text-style-name="P1" draw:layer="layout" svg:width="1.848cm" svg:height="0.999cm" svg:x="15.1cm" svg:y="6.105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15.4cm" svg:y="6.096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frame draw:style-name="gr5" draw:text-style-name="P4" draw:layer="layout" svg:width="2.123cm" svg:height="0.53cm" svg:x="10.202cm" svg:y="3.64cm">
          <draw:text-box>
            <text:p text:style-name="P2"><text:span text:style-name="T2">TestClient_002</text:span></text:p>
          </draw:text-box>
        </draw:frame>
        <draw:line draw:style-name="gr8" draw:text-style-name="P1" draw:layer="layout" svg:x1="11.067cm" svg:y1="6.596cm" svg:x2="11.494cm" svg:y2="6.596cm">
          <text:p text:style-name="P2"/>
        </draw:line>
        <draw:line draw:style-name="gr8" draw:text-style-name="P1" draw:layer="layout" svg:x1="15.228cm" svg:y1="6.604cm" svg:x2="15.548cm" svg:y2="6.605cm">
          <text:p text:style-name="P2"/>
        </draw:line>
        <draw:line draw:style-name="gr8" draw:text-style-name="P1" draw:layer="layout" svg:x1="13.093cm" svg:y1="3.913cm" svg:x2="13.093cm" svg:y2="4.298cm">
          <text:p text:style-name="P2"/>
        </draw:line>
        <draw:custom-shape draw:style-name="gr6" draw:text-style-name="P1" draw:layer="layout" svg:width="1.812cm" svg:height="1cm" svg:x="7.546cm" svg:y="6.104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476cm" svg:height="0.735cm" svg:x="7.882cm" svg:y="6.209cm">
          <draw:text-box>
            <text:p text:style-name="P2"><text:span text:style-name="T1">Test</text:span></text:p>
            <text:p text:style-name="P2"><text:span text:style-name="T1">Invocation</text:span></text:p>
          </draw:text-box>
        </draw:frame>
        <draw:line draw:style-name="gr8" draw:text-style-name="P1" draw:layer="layout" svg:x1="9.358cm" svg:y1="6.596cm" svg:x2="9.785cm" svg:y2="6.596cm">
          <text:p text:style-name="P2"/>
        </draw:line>
        <draw:polygon draw:style-name="gr3" draw:text-style-name="P1" draw:id="id1" draw:layer="layout" svg:width="1.848cm" svg:height="0.999cm" svg:x="16.831cm" svg:y="6.115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17.131cm" svg:y="6.106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line draw:style-name="gr8" draw:text-style-name="P1" draw:layer="layout" svg:x1="16.959cm" svg:y1="6.614cm" svg:x2="17.279cm" svg:y2="6.615cm">
          <text:p text:style-name="P2"/>
        </draw:line>
        <draw:frame draw:style-name="gr5" draw:text-style-name="P4" draw:layer="layout" svg:width="1.582cm" svg:height="0.53cm" svg:x="8.656cm" svg:y="2.702cm">
          <draw:text-box>
            <text:p text:style-name="P2"><text:span text:style-name="T2">TestClient</text:span></text:p>
          </draw:text-box>
        </draw:frame>
        <draw:custom-shape draw:style-name="gr7" draw:text-style-name="P1" draw:layer="layout" svg:width="1.176cm" svg:height="0.639cm" svg:x="12.535cm" svg:y="2.39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404cm" svg:height="0.493cm" svg:x="12.435cm" svg:y="2.399cm">
          <draw:text-box>
            <text:p text:style-name="P2"><text:span text:style-name="T1">testName</text:span></text:p>
          </draw:text-box>
        </draw:frame>
        <draw:line draw:style-name="gr8" draw:text-style-name="P1" draw:layer="layout" svg:x1="13.093cm" svg:y1="3.038cm" svg:x2="13.093cm" svg:y2="3.274cm">
          <text:p text:style-name="P2"/>
        </draw:line>
        <draw:rect draw:style-name="gr2" draw:text-style-name="P1" draw:layer="layout" svg:width="10.142cm" svg:height="6.84cm" svg:x="3.5cm" svg:y="11.5cm" draw:corner-radius="0.5cm">
          <text:p text:style-name="P2"/>
        </draw:rect>
        <draw:rect draw:style-name="gr2" draw:text-style-name="P1" draw:layer="layout" svg:width="9.281cm" svg:height="6.84cm" svg:x="17.5cm" svg:y="11.5cm" draw:corner-radius="0.5cm">
          <text:p text:style-name="P2"/>
        </draw:rect>
        <draw:frame draw:style-name="gr5" draw:text-style-name="P4" draw:layer="layout" svg:width="2.356cm" svg:height="0.53cm" svg:x="3.743cm" svg:y="11.746cm">
          <draw:text-box>
            <text:p text:style-name="P2"><text:span text:style-name="T2">TestComponent1</text:span></text:p>
          </draw:text-box>
        </draw:frame>
        <draw:frame draw:style-name="gr5" draw:text-style-name="P4" draw:layer="layout" svg:width="2.356cm" svg:height="0.53cm" svg:x="17.809cm" svg:y="11.746cm">
          <draw:text-box>
            <text:p text:style-name="P2"><text:span text:style-name="T2">TestComponent2</text:span></text:p>
          </draw:text-box>
        </draw:frame>
        <draw:custom-shape draw:style-name="gr6" draw:text-style-name="P1" draw:id="id2" draw:layer="layout" svg:width="1.812cm" svg:height="1cm" svg:x="2.714cm" svg:y="15.151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332cm" svg:height="0.493cm" svg:x="3.05cm" svg:y="15.416cm">
          <draw:text-box>
            <text:p text:style-name="P2"><text:span text:style-name="T1">Service1</text:span></text:p>
          </draw:text-box>
        </draw:frame>
        <draw:custom-shape draw:style-name="gr6" draw:text-style-name="P1" draw:layer="layout" svg:width="1.812cm" svg:height="1cm" svg:x="16.675cm" svg:y="15.154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332cm" svg:height="0.493cm" svg:x="17.011cm" svg:y="15.419cm">
          <draw:text-box>
            <text:p text:style-name="P2"><text:span text:style-name="T1">Service1</text:span></text:p>
          </draw:text-box>
        </draw:frame>
        <draw:custom-shape draw:style-name="gr7" draw:text-style-name="P1" draw:layer="layout" svg:width="1.553cm" svg:height="0.639cm" svg:x="7.786cm" svg:y="11.196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38cm" svg:height="0.493cm" svg:x="7.686cm" svg:y="11.196cm">
          <draw:text-box>
            <text:p text:style-name="P2"><text:span text:style-name="T1">serviceName</text:span></text:p>
          </draw:text-box>
        </draw:frame>
        <draw:polygon draw:style-name="gr3" draw:text-style-name="P1" draw:layer="layout" svg:width="1.848cm" svg:height="0.999cm" svg:x="12.731cm" svg:y="15.206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13.031cm" svg:y="15.197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line draw:style-name="gr8" draw:text-style-name="P1" draw:layer="layout" svg:x1="14.58cm" svg:y1="15.706cm" svg:x2="17.086cm" svg:y2="15.711cm">
          <text:p text:style-name="P2"/>
        </draw:line>
        <draw:rect draw:style-name="gr1" draw:text-style-name="P1" draw:layer="layout" svg:width="6.396cm" svg:height="5.062cm" svg:x="5.304cm" svg:y="12.474cm" draw:corner-radius="0.339cm">
          <text:p text:style-name="P2"/>
        </draw:rect>
        <draw:frame draw:style-name="gr5" draw:text-style-name="P4" draw:layer="layout" svg:width="2.399cm" svg:height="0.53cm" svg:x="5.346cm" svg:y="12.978cm">
          <draw:text-box>
            <text:p text:style-name="P2"><text:span text:style-name="T2">TestComposite53</text:span></text:p>
          </draw:text-box>
        </draw:frame>
        <draw:rect draw:style-name="gr1" draw:text-style-name="P1" draw:layer="layout" svg:width="6.103cm" svg:height="5.062cm" svg:x="19.397cm" svg:y="12.5cm" draw:corner-radius="0.339cm">
          <text:p text:style-name="P2"/>
        </draw:rect>
        <draw:frame draw:style-name="gr5" draw:text-style-name="P4" draw:layer="layout" svg:width="2.399cm" svg:height="0.53cm" svg:x="19.3cm" svg:y="12.67cm">
          <draw:text-box>
            <text:p text:style-name="P2"><text:span text:style-name="T2">TestComposite52</text:span></text:p>
          </draw:text-box>
        </draw:frame>
        <draw:custom-shape draw:style-name="gr6" draw:text-style-name="P1" draw:layer="layout" svg:width="1.812cm" svg:height="1cm" svg:x="4.698cm" svg:y="15.176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332cm" svg:height="0.493cm" svg:x="5.034cm" svg:y="15.441cm">
          <draw:text-box>
            <text:p text:style-name="P2"><text:span text:style-name="T1">Service1</text:span></text:p>
          </draw:text-box>
        </draw:frame>
        <draw:custom-shape draw:style-name="gr6" draw:text-style-name="P1" draw:layer="layout" svg:width="1.812cm" svg:height="1cm" svg:x="18.73cm" svg:y="15.176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332cm" svg:height="0.493cm" svg:x="19.066cm" svg:y="15.441cm">
          <draw:text-box>
            <text:p text:style-name="P2"><text:span text:style-name="T1">Service1</text:span></text:p>
          </draw:text-box>
        </draw:frame>
        <draw:polygon draw:style-name="gr3" draw:text-style-name="P1" draw:layer="layout" svg:width="1.848cm" svg:height="0.999cm" svg:x="10.863cm" svg:y="15.206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11.163cm" svg:y="15.197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custom-shape draw:style-name="gr7" draw:text-style-name="P1" draw:layer="layout" svg:width="1.553cm" svg:height="0.639cm" svg:x="7.786cm" svg:y="12.29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38cm" svg:height="0.493cm" svg:x="7.686cm" svg:y="12.299cm">
          <draw:text-box>
            <text:p text:style-name="P2"><text:span text:style-name="T1">serviceName</text:span></text:p>
          </draw:text-box>
        </draw:frame>
        <draw:custom-shape draw:style-name="gr7" draw:text-style-name="P1" draw:layer="layout" svg:width="1.553cm" svg:height="0.639cm" svg:x="21.667cm" svg:y="11.246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38cm" svg:height="0.493cm" svg:x="21.567cm" svg:y="11.246cm">
          <draw:text-box>
            <text:p text:style-name="P2"><text:span text:style-name="T1">serviceName</text:span></text:p>
          </draw:text-box>
        </draw:frame>
        <draw:custom-shape draw:style-name="gr7" draw:text-style-name="P1" draw:layer="layout" svg:width="1.553cm" svg:height="0.639cm" svg:x="21.691cm" svg:y="12.299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38cm" svg:height="0.493cm" svg:x="21.591cm" svg:y="12.299cm">
          <draw:text-box>
            <text:p text:style-name="P2"><text:span text:style-name="T1">serviceName</text:span></text:p>
          </draw:text-box>
        </draw:frame>
        <draw:line draw:style-name="gr8" draw:text-style-name="P1" draw:layer="layout" svg:x1="4.526cm" svg:y1="15.657cm" svg:x2="5.149cm" svg:y2="15.657cm">
          <text:p text:style-name="P2"/>
        </draw:line>
        <draw:line draw:style-name="gr8" draw:text-style-name="P1" draw:layer="layout" svg:x1="18.443cm" svg:y1="15.657cm" svg:x2="19.066cm" svg:y2="15.657cm">
          <text:p text:style-name="P2"/>
        </draw:line>
        <draw:line draw:style-name="gr8" draw:text-style-name="P1" draw:layer="layout" svg:x1="12.712cm" svg:y1="15.706cm" svg:x2="13.164cm" svg:y2="15.706cm">
          <text:p text:style-name="P2"/>
        </draw:line>
        <draw:line draw:style-name="gr8" draw:text-style-name="P1" draw:layer="layout" svg:x1="8.513cm" svg:y1="12.299cm" svg:x2="8.509cm" svg:y2="11.835cm">
          <text:p text:style-name="P2"/>
        </draw:line>
        <draw:line draw:style-name="gr8" draw:text-style-name="P1" draw:layer="layout" svg:x1="22.451cm" svg:y1="12.299cm" svg:x2="22.451cm" svg:y2="11.885cm">
          <text:p text:style-name="P2"/>
        </draw:line>
        <draw:connector draw:style-name="gr8" draw:text-style-name="P1" draw:layer="layout" svg:x1="18.68cm" svg:y1="6.615cm" svg:x2="2.714cm" svg:y2="15.651cm" draw:start-shape="id1" draw:start-glue-point="1" draw:end-shape="id2" draw:end-glue-point="3">
          <text:p text:style-name="P2"/>
        </draw:connector>
        <draw:frame draw:style-name="gr5" draw:text-style-name="P4" draw:layer="layout" svg:width="2.479cm" svg:height="0.53cm" svg:x="2cm" svg:y="2.47cm">
          <draw:text-box>
            <text:p text:style-name="P2"><text:span text:style-name="T2">TEST_ASM_8002</text:span></text:p>
          </draw:text-box>
        </draw:frame>
        <draw:rect draw:style-name="gr2" draw:text-style-name="P1" draw:layer="layout" svg:width="3.025cm" svg:height="3.18cm" svg:x="7.057cm" svg:y="13.702cm" draw:corner-radius="0.5cm">
          <text:p text:style-name="P2"/>
        </draw:rect>
        <draw:polygon draw:style-name="gr3" draw:text-style-name="P1" draw:layer="layout" svg:width="1.848cm" svg:height="0.999cm" svg:x="8.844cm" svg:y="15.202cm" svg:viewBox="0 0 1849 1000" draw:points="0,0 1387,0 1849,500 1387,1000 0,1000 462,500">
          <text:p text:style-name="P2"/>
        </draw:polygon>
        <draw:frame draw:style-name="gr4" draw:text-style-name="P3" draw:layer="layout" svg:width="1.869cm" svg:height="1.103cm" svg:x="9.144cm" svg:y="15.193cm">
          <draw:text-box>
            <text:p text:style-name="P2"><text:span text:style-name="T1"/></text:p>
            <text:p text:style-name="P2"><text:span text:style-name="T1">Reference1</text:span></text:p>
          </draw:text-box>
        </draw:frame>
        <draw:frame draw:style-name="gr5" draw:text-style-name="P4" draw:layer="layout" svg:width="3.347cm" svg:height="0.53cm" svg:x="6.931cm" svg:y="14.193cm">
          <draw:text-box>
            <text:p text:style-name="P2"><text:span text:style-name="T2">Composite53Component1</text:span></text:p>
          </draw:text-box>
        </draw:frame>
        <draw:custom-shape draw:style-name="gr6" draw:text-style-name="P1" draw:layer="layout" svg:width="1.812cm" svg:height="1cm" svg:x="6.532cm" svg:y="15.202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332cm" svg:height="0.493cm" svg:x="6.868cm" svg:y="15.407cm">
          <draw:text-box>
            <text:p text:style-name="P2"><text:span text:style-name="T1">Service1</text:span></text:p>
          </draw:text-box>
        </draw:frame>
        <draw:custom-shape draw:style-name="gr7" draw:text-style-name="P1" draw:layer="layout" svg:width="1.545cm" svg:height="0.639cm" svg:x="7.9cm" svg:y="13.396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38cm" svg:height="0.493cm" svg:x="7.8cm" svg:y="13.396cm">
          <draw:text-box>
            <text:p text:style-name="P2"><text:span text:style-name="T1">serviceName</text:span></text:p>
          </draw:text-box>
        </draw:frame>
        <draw:line draw:style-name="gr8" draw:text-style-name="P1" draw:layer="layout" svg:x1="6.532cm" svg:y1="15.694cm" svg:x2="6.959cm" svg:y2="15.694cm">
          <text:p text:style-name="P2"/>
        </draw:line>
        <draw:line draw:style-name="gr8" draw:text-style-name="P1" draw:layer="layout" svg:x1="10.74cm" svg:y1="15.702cm" svg:x2="11.325cm" svg:y2="15.706cm">
          <text:p text:style-name="P2"/>
        </draw:line>
        <draw:line draw:style-name="gr8" draw:text-style-name="P1" draw:layer="layout" svg:x1="8.558cm" svg:y1="13.011cm" svg:x2="8.558cm" svg:y2="13.396cm">
          <text:p text:style-name="P2"/>
        </draw:line>
        <draw:rect draw:style-name="gr2" draw:text-style-name="P1" draw:layer="layout" svg:width="3.025cm" svg:height="3.18cm" svg:x="21.042cm" svg:y="13.685cm" draw:corner-radius="0.5cm">
          <text:p text:style-name="P2"/>
        </draw:rect>
        <draw:frame draw:style-name="gr5" draw:text-style-name="P4" draw:layer="layout" svg:width="3.347cm" svg:height="0.53cm" svg:x="20.916cm" svg:y="14.176cm">
          <draw:text-box>
            <text:p text:style-name="P2"><text:span text:style-name="T2">Composite52Component1</text:span></text:p>
          </draw:text-box>
        </draw:frame>
        <draw:custom-shape draw:style-name="gr6" draw:text-style-name="P1" draw:layer="layout" svg:width="1.812cm" svg:height="1cm" svg:x="20.517cm" svg:y="15.185cm">
          <text:p text:style-name="P2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332cm" svg:height="0.493cm" svg:x="20.753cm" svg:y="15.39cm">
          <draw:text-box>
            <text:p text:style-name="P2"><text:span text:style-name="T1">Service4</text:span></text:p>
          </draw:text-box>
        </draw:frame>
        <draw:line draw:style-name="gr8" draw:text-style-name="P1" draw:layer="layout" svg:x1="20.517cm" svg:y1="15.677cm" svg:x2="20.944cm" svg:y2="15.677cm">
          <text:p text:style-name="P2"/>
        </draw:line>
        <draw:line draw:style-name="gr8" draw:text-style-name="P1" draw:layer="layout" svg:x1="22.543cm" svg:y1="12.994cm" svg:x2="22.543cm" svg:y2="13.379cm">
          <text:p text:style-name="P2"/>
        </draw:line>
        <draw:custom-shape draw:style-name="gr7" draw:text-style-name="P1" draw:layer="layout" svg:width="1.553cm" svg:height="0.639cm" svg:x="21.728cm" svg:y="13.365cm">
          <text:p text:style-name="P2"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38cm" svg:height="0.493cm" svg:x="21.728cm" svg:y="13.365cm">
          <draw:text-box>
            <text:p text:style-name="P2"><text:span text:style-name="T1">serviceNa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9-07-31T10:26:27</dc:date>
    <meta:print-date>2009-07-30T09:46:38</meta:print-date>
    <meta:editing-cycles>20</meta:editing-cycles>
    <meta:editing-duration>P2DT2H20M27S</meta:editing-duration>
    <meta:user-defined meta:name="Info 1"/>
    <meta:user-defined meta:name="Info 2"/>
    <meta:user-defined meta:name="Info 3"/>
    <meta:user-defined meta:name="Info 4"/>
    <meta:document-statistic meta:object-count="86"/>
  </office:meta>
</office:document-meta>
</file>